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0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9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ea75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ea7500" draw:fill="none" draw:fill-color="#ffffff" draw:textarea-horizontal-align="left" draw:auto-grow-height="true" draw:auto-grow-width="true" fo:min-height="0.433cm" fo:min-width="7.245cm"/>
    </style:style>
    <style:style style:name="gr9" style:family="graphic" style:parent-style-name="standard">
      <style:graphic-properties draw:stroke="none" svg:stroke-color="#ea7500" draw:fill="none" draw:fill-color="#ffffff" draw:textarea-horizontal-align="left" draw:auto-grow-height="true" draw:auto-grow-width="true" fo:min-height="0.433cm" fo:min-width="5.836cm"/>
    </style:style>
    <style:style style:name="gr10" style:family="graphic" style:parent-style-name="standard">
      <style:graphic-properties draw:stroke="none" svg:stroke-color="#ea7500" draw:fill="none" draw:fill-color="#ffffff" draw:textarea-horizontal-align="left" draw:auto-grow-height="true" draw:auto-grow-width="true" fo:min-height="0.433cm" fo:min-width="6.78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9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.364cm"/>
    </style:style>
    <style:style style:name="gr1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82cm"/>
    </style:style>
    <style:style style:name="gr16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2.796cm"/>
    </style:style>
    <style:style style:name="gr17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865cm" fo:min-width="9.857cm"/>
    </style:style>
    <style:style style:name="gr18" style:family="graphic" style:parent-style-name="objectwithoutfill">
      <style:graphic-properties svg:stroke-color="#355269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5.319cm"/>
    </style:style>
    <style:style style:name="gr20" style:family="graphic" style:parent-style-name="objectwithoutfill">
      <style:graphic-properties svg:stroke-color="#355269" draw:fill="none" draw:textarea-vertical-align="middle"/>
    </style:style>
    <style:style style:name="gr21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3.029cm"/>
    </style:style>
    <style:style style:name="gr22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3.27cm"/>
    </style:style>
    <style:style style:name="gr23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3.211cm"/>
    </style:style>
    <style:style style:name="gr24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8.13cm"/>
    </style:style>
    <style:style style:name="gr25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2.838cm"/>
    </style:style>
    <style:style style:name="gr26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6.919cm"/>
    </style:style>
    <style:style style:name="gr27" style:family="graphic" style:parent-style-name="standard">
      <style:graphic-properties draw:stroke="none" svg:stroke-color="#355269" draw:fill="none" draw:fill-color="#ffffff" draw:textarea-horizontal-align="left" draw:auto-grow-height="true" draw:auto-grow-width="true" fo:min-height="0.433cm" fo:min-width="3.444cm"/>
    </style:style>
    <style:style style:name="gr28" style:family="graphic" style:parent-style-name="objectwithoutfill">
      <style:graphic-properties draw:stroke="dash" draw:stroke-dash="Fine_20_Dott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dash" draw:stroke-dash="Fine_20_Dotted" svg:stroke-width="0.106cm" svg:stroke-color="#000000" draw:marker-start-width="0.359cm" draw:marker-end-width="0.359cm" draw:fill="none" draw:textarea-vertical-align="middle" draw:auto-grow-height="false" fo:min-height="15.77cm" fo:min-width="0cm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33cm"/>
    </style:style>
    <style:style style:name="P1" style:family="paragraph">
      <loext:graphic-properties draw:fill="none" draw:fill-color="#ffffff"/>
      <style:text-properties fo:font-size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ea7500"/>
    </style:style>
    <style:style style:name="P4" style:family="paragraph">
      <loext:graphic-properties draw:fill="none" draw:fill-color="#ffffff"/>
      <style:text-properties fo:color="#ea7500" fo:font-size="11pt"/>
    </style:style>
    <style:style style:name="P5" style:family="paragraph">
      <loext:graphic-properties draw:fill="none" draw:fill-color="#ffffff"/>
      <style:text-properties fo:font-size="11pt"/>
    </style:style>
    <style:style style:name="P6" style:family="paragraph">
      <loext:graphic-properties draw:fill="none" draw:fill-color="#ffffff"/>
      <style:text-properties fo:color="#355269" fo:font-size="11pt"/>
    </style:style>
    <style:style style:name="P7" style:family="paragraph">
      <loext:graphic-properties draw:fill="none"/>
      <style:paragraph-properties fo:text-align="center"/>
      <style:text-properties fo:color="#355269"/>
    </style:style>
    <style:style style:name="T1" style:family="text">
      <style:text-properties fo:font-size="14pt"/>
    </style:style>
    <style:style style:name="T2" style:family="text">
      <style:text-properties fo:color="#ea7500" fo:font-size="11pt"/>
    </style:style>
    <style:style style:name="T3" style:family="text">
      <style:text-properties fo:font-size="11pt"/>
    </style:style>
    <style:style style:name="T4" style:family="text">
      <style:text-properties fo:color="#355269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84cm" svg:height="0.806cm" svg:x="9.2cm" svg:y="1.494cm">
          <draw:text-box>
            <text:p><text:span text:style-name="T1">Central </text:span><text:span text:style-name="T1">Controlle</text:span><text:span text:style-name="T1">r</text:span></text:p>
          </draw:text-box>
        </draw:frame>
        <draw:frame draw:style-name="gr2" draw:text-style-name="P1" draw:layer="layout" svg:width="2.606cm" svg:height="0.806cm" svg:x="1.3cm" svg:y="1.494cm">
          <draw:text-box>
            <text:p><text:span text:style-name="T1">Agents ...</text:span></text:p>
          </draw:text-box>
        </draw:frame>
        <draw:frame draw:style-name="gr3" draw:text-style-name="P1" draw:layer="layout" svg:width="2.263cm" svg:height="0.806cm" svg:x="17.7cm" svg:y="1.4cm">
          <draw:text-box>
            <text:p><text:span text:style-name="T1">Building</text:span></text:p>
          </draw:text-box>
        </draw:frame>
        <draw:frame draw:style-name="gr4" draw:text-style-name="P1" draw:layer="layout" svg:width="1.903cm" svg:height="0.806cm" svg:x="22.8cm" svg:y="1.5cm">
          <draw:text-box>
            <text:p><text:span text:style-name="T1">COBS</text:span></text:p>
          </draw:text-box>
        </draw:frame>
        <draw:frame draw:style-name="gr5" draw:text-style-name="P1" draw:layer="layout" svg:width="1.797cm" svg:height="0.806cm" svg:x="25.1cm" svg:y="1.494cm">
          <draw:text-box>
            <text:p><text:span text:style-name="T1">EPlus</text:span></text:p>
          </draw:text-box>
        </draw:frame>
        <draw:line draw:style-name="gr6" draw:text-style-name="P2" draw:layer="layout" svg:x1="1cm" svg:y1="2.2cm" svg:x2="28.7cm" svg:y2="2.2cm">
          <text:p/>
        </draw:line>
        <draw:line draw:style-name="gr6" draw:text-style-name="P2" draw:layer="layout" svg:x1="11.3cm" svg:y1="20cm" svg:x2="11.3cm" svg:y2="2.2cm">
          <text:p/>
        </draw:line>
        <draw:line draw:style-name="gr6" draw:text-style-name="P2" draw:layer="layout" svg:x1="18.8cm" svg:y1="20cm" svg:x2="18.8cm" svg:y2="2.2cm">
          <text:p/>
        </draw:line>
        <draw:line draw:style-name="gr6" draw:text-style-name="P2" draw:layer="layout" svg:x1="23.8cm" svg:y1="20cm" svg:x2="23.8cm" svg:y2="2.2cm">
          <text:p/>
        </draw:line>
        <draw:line draw:style-name="gr6" draw:text-style-name="P2" draw:layer="layout" svg:x1="26cm" svg:y1="20cm" svg:x2="26cm" svg:y2="2.2cm">
          <text:p/>
        </draw:line>
        <draw:line draw:style-name="gr6" draw:text-style-name="P2" draw:layer="layout" svg:x1="2.3cm" svg:y1="20cm" svg:x2="2.3cm" svg:y2="2.2cm">
          <text:p/>
        </draw:line>
        <draw:g>
          <draw:line draw:style-name="gr7" draw:text-style-name="P3" draw:layer="layout" svg:x1="11.3cm" svg:y1="3.6cm" svg:x2="18.8cm" svg:y2="3.6cm">
            <text:p/>
          </draw:line>
          <draw:line draw:style-name="gr7" draw:text-style-name="P3" draw:layer="layout" svg:x1="18.8cm" svg:y1="4.4cm" svg:x2="11.3cm" svg:y2="4.4cm">
            <text:p/>
          </draw:line>
          <draw:frame draw:style-name="gr8" draw:text-style-name="P4" draw:layer="layout" svg:width="7.745cm" svg:height="0.683cm" svg:x="11.743cm" svg:y="2.817cm">
            <draw:text-box>
              <text:p><text:span text:style-name="T2">request occupancy data for next time step</text:span></text:p>
            </draw:text-box>
          </draw:frame>
          <draw:frame draw:style-name="gr9" draw:text-style-name="P4" draw:layer="layout" svg:width="6.336cm" svg:height="0.683cm" svg:x="11.744cm" svg:y="3.718cm">
            <draw:text-box>
              <text:p><text:span text:style-name="T2">occupancy data for next time step</text:span></text:p>
            </draw:text-box>
          </draw:frame>
          <draw:frame draw:style-name="gr10" draw:text-style-name="P4" draw:layer="layout" svg:width="7.288cm" svg:height="0.683cm" svg:x="11.744cm" svg:y="4.619cm">
            <draw:text-box>
              <text:p><text:span text:style-name="T2">send occupancy data for next time step</text:span></text:p>
            </draw:text-box>
          </draw:frame>
          <draw:line draw:style-name="gr7" draw:text-style-name="P3" draw:layer="layout" svg:x1="11.3cm" svg:y1="5.3cm" svg:x2="23.8cm" svg:y2="5.3cm">
            <text:p/>
          </draw:line>
        </draw:g>
        <draw:g>
          <draw:line draw:style-name="gr11" draw:text-style-name="P2" draw:layer="layout" svg:x1="11.3cm" svg:y1="11.575cm" svg:x2="18.8cm" svg:y2="11.575cm">
            <text:p/>
          </draw:line>
          <draw:line draw:style-name="gr11" draw:text-style-name="P2" draw:layer="layout" svg:x1="18.8cm" svg:y1="12.375cm" svg:x2="11.3cm" svg:y2="12.375cm">
            <text:p/>
          </draw:line>
          <draw:frame draw:style-name="gr12" draw:text-style-name="P5" draw:layer="layout" svg:width="6.437cm" svg:height="0.683cm" svg:x="11.743cm" svg:y="10.792cm">
            <draw:text-box>
              <text:p><text:span text:style-name="T3">send current temp/humidity values</text:span></text:p>
            </draw:text-box>
          </draw:frame>
          <draw:frame draw:style-name="gr13" draw:text-style-name="P5" draw:layer="layout" svg:width="7.864cm" svg:height="0.683cm" svg:x="11.744cm" svg:y="11.693cm">
            <draw:text-box>
              <text:p><text:span text:style-name="T3">obtain number of manual setpoint changes</text:span></text:p>
            </draw:text-box>
          </draw:frame>
        </draw:g>
        <draw:line draw:style-name="gr14" draw:text-style-name="P2" draw:layer="layout" svg:x1="1.3cm" svg:y1="6.4cm" svg:x2="1.3cm" svg:y2="14.6cm">
          <text:p/>
        </draw:line>
        <draw:frame draw:style-name="gr15" draw:text-style-name="P1" draw:layer="layout" svg:width="1.582cm" svg:height="0.806cm" draw:transform="rotate (1.5707963267949) translate (0.5cm 10.7cm)">
          <draw:text-box>
            <text:p><text:span text:style-name="T1">Time</text:span></text:p>
          </draw:text-box>
        </draw:frame>
        <draw:g>
          <draw:frame draw:style-name="gr16" draw:text-style-name="P6" draw:layer="layout" svg:width="3.296cm" svg:height="0.683cm" svg:x="12.104cm" svg:y="13.3cm">
            <draw:text-box>
              <text:p><text:span text:style-name="T4">compute reward</text:span></text:p>
            </draw:text-box>
          </draw:frame>
          <draw:frame draw:style-name="gr17" draw:text-style-name="P6" draw:layer="layout" svg:width="10.357cm" svg:height="1.115cm" svg:x="12.143cm" svg:y="14cm">
            <draw:text-box>
              <text:p><text:span text:style-name="T4">save (last state, last action, current reward, current state)</text:span></text:p>
              <text:p><text:span text:style-name="T4">to replay buffer</text:span></text:p>
            </draw:text-box>
          </draw:frame>
          <draw:line draw:style-name="gr18" draw:text-style-name="P7" draw:layer="layout" svg:x1="11.3cm" svg:y1="19.1cm" svg:x2="2.3cm" svg:y2="19.1cm">
            <text:p/>
          </draw:line>
          <draw:frame draw:style-name="gr19" draw:text-style-name="P6" draw:layer="layout" svg:width="5.819cm" svg:height="0.683cm" svg:x="3.2cm" svg:y="18.4cm">
            <draw:text-box>
              <text:p><text:span text:style-name="T4">update target network for actor</text:span></text:p>
            </draw:text-box>
          </draw:frame>
          <draw:line draw:style-name="gr20" draw:text-style-name="P7" draw:layer="layout" svg:x1="11.3cm" svg:y1="13.2cm" svg:x2="11.9cm" svg:y2="13.2cm">
            <text:p/>
          </draw:line>
          <draw:line draw:style-name="gr20" draw:text-style-name="P7" draw:layer="layout" svg:x1="11.9cm" svg:y1="13.2cm" svg:x2="11.9cm" svg:y2="17.3cm">
            <text:p/>
          </draw:line>
          <draw:line draw:style-name="gr18" draw:text-style-name="P7" draw:layer="layout" svg:x1="11.9cm" svg:y1="17.3cm" svg:x2="11.3cm" svg:y2="17.3cm">
            <text:p/>
          </draw:line>
          <draw:frame draw:style-name="gr21" draw:text-style-name="P6" draw:layer="layout" svg:width="3.529cm" svg:height="0.683cm" svg:x="12.104cm" svg:y="15.1cm">
            <draw:text-box>
              <text:p><text:span text:style-name="T4">sample minibatch</text:span></text:p>
            </draw:text-box>
          </draw:frame>
          <draw:frame draw:style-name="gr16" draw:text-style-name="P6" draw:layer="layout" svg:width="5.569cm" svg:height="0.683cm" svg:x="12.1cm" svg:y="15.8cm">
            <draw:text-box>
              <text:p><text:span text:style-name="T4">compute y_i and update critic</text:span></text:p>
            </draw:text-box>
          </draw:frame>
          <draw:line draw:style-name="gr18" draw:text-style-name="P7" draw:layer="layout" svg:x1="11.301cm" svg:y1="18.075cm" svg:x2="2.301cm" svg:y2="18.075cm">
            <text:p/>
          </draw:line>
          <draw:frame draw:style-name="gr22" draw:text-style-name="P6" draw:layer="layout" svg:width="3.77cm" svg:height="0.683cm" svg:x="3.201cm" svg:y="17.375cm">
            <draw:text-box>
              <text:p><text:span text:style-name="T4">update actor policy</text:span></text:p>
            </draw:text-box>
          </draw:frame>
          <draw:line draw:style-name="gr20" draw:text-style-name="P7" draw:layer="layout" svg:x1="11.3cm" svg:y1="18.375cm" svg:x2="11.9cm" svg:y2="18.375cm">
            <text:p/>
          </draw:line>
          <draw:line draw:style-name="gr20" draw:text-style-name="P7" draw:layer="layout" svg:x1="11.9cm" svg:y1="18.4cm" svg:x2="11.9cm" svg:y2="18.875cm">
            <text:p/>
          </draw:line>
          <draw:line draw:style-name="gr18" draw:text-style-name="P7" draw:layer="layout" svg:x1="11.9cm" svg:y1="18.875cm" svg:x2="11.3cm" svg:y2="18.875cm">
            <text:p/>
          </draw:line>
          <draw:frame draw:style-name="gr23" draw:text-style-name="P6" draw:layer="layout" svg:width="3.711cm" svg:height="0.683cm" svg:x="12.1cm" svg:y="18.317cm">
            <draw:text-box>
              <text:p><text:span text:style-name="T4">update target critic</text:span></text:p>
            </draw:text-box>
          </draw:frame>
        </draw:g>
        <draw:g>
          <draw:line draw:style-name="gr18" draw:text-style-name="P7" draw:layer="layout" svg:x1="11.3cm" svg:y1="8.8cm" svg:x2="23.8cm" svg:y2="8.8cm">
            <text:p/>
          </draw:line>
          <draw:line draw:style-name="gr18" draw:text-style-name="P7" draw:layer="layout" svg:x1="23.8cm" svg:y1="9.9cm" svg:x2="11.3cm" svg:y2="9.9cm">
            <text:p/>
          </draw:line>
          <draw:line draw:style-name="gr11" draw:text-style-name="P2" draw:layer="layout" svg:x1="23.8cm" svg:y1="9.1cm" svg:x2="26cm" svg:y2="9.1cm">
            <text:p/>
          </draw:line>
          <draw:line draw:style-name="gr11" draw:text-style-name="P2" draw:layer="layout" svg:x1="26cm" svg:y1="9.5cm" svg:x2="23.8cm" svg:y2="9.5cm">
            <text:p/>
          </draw:line>
          <draw:frame draw:style-name="gr24" draw:text-style-name="P6" draw:layer="layout" svg:width="8.63cm" svg:height="0.683cm" svg:x="13.5cm" svg:y="8.117cm">
            <draw:text-box>
              <text:p><text:span text:style-name="T4">merge and send actions and request next state</text:span></text:p>
            </draw:text-box>
          </draw:frame>
          <draw:frame draw:style-name="gr25" draw:text-style-name="P6" draw:layer="layout" svg:width="3.338cm" svg:height="0.683cm" svg:x="13.5cm" svg:y="9.3cm">
            <draw:text-box>
              <text:p><text:span text:style-name="T4">obtain new state</text:span></text:p>
            </draw:text-box>
          </draw:frame>
          <draw:line draw:style-name="gr18" draw:text-style-name="P7" draw:layer="layout" svg:x1="11.301cm" svg:y1="6.575cm" svg:x2="2.301cm" svg:y2="6.575cm">
            <text:p/>
          </draw:line>
          <draw:frame draw:style-name="gr26" draw:text-style-name="P6" draw:layer="layout" svg:width="7.419cm" svg:height="0.683cm" svg:x="3.201cm" svg:y="5.875cm">
            <draw:text-box>
              <text:p><text:span text:style-name="T4">request new actions / send current state</text:span></text:p>
            </draw:text-box>
          </draw:frame>
          <draw:line draw:style-name="gr18" draw:text-style-name="P7" draw:layer="layout" svg:x1="2.302cm" svg:y1="7.45cm" svg:x2="11.302cm" svg:y2="7.45cm">
            <text:p/>
          </draw:line>
          <draw:frame draw:style-name="gr27" draw:text-style-name="P6" draw:layer="layout" svg:width="3.944cm" svg:height="0.683cm" svg:x="3.202cm" svg:y="6.75cm">
            <draw:text-box>
              <text:p><text:span text:style-name="T4">recieve next actions</text:span></text:p>
            </draw:text-box>
          </draw:frame>
          <draw:line draw:style-name="gr20" draw:text-style-name="P7" draw:layer="layout" svg:x1="11.3cm" svg:y1="7.588cm" svg:x2="11.9cm" svg:y2="7.588cm">
            <text:p/>
          </draw:line>
          <draw:line draw:style-name="gr20" draw:text-style-name="P7" draw:layer="layout" svg:x1="11.9cm" svg:y1="7.613cm" svg:x2="11.9cm" svg:y2="8.088cm">
            <text:p/>
          </draw:line>
          <draw:line draw:style-name="gr18" draw:text-style-name="P7" draw:layer="layout" svg:x1="11.9cm" svg:y1="8.088cm" svg:x2="11.3cm" svg:y2="8.088cm">
            <text:p/>
          </draw:line>
          <draw:frame draw:style-name="gr25" draw:text-style-name="P6" draw:layer="layout" svg:width="3.338cm" svg:height="0.683cm" svg:x="12.1cm" svg:y="7.53cm">
            <draw:text-box>
              <text:p><text:span text:style-name="T4">add OU-process</text:span></text:p>
            </draw:text-box>
          </draw:frame>
        </draw:g>
        <draw:line draw:style-name="gr28" draw:text-style-name="P2" draw:layer="layout" svg:x1="26.7cm" svg:y1="2.6cm" svg:x2="1.7cm" svg:y2="2.6cm">
          <text:p/>
        </draw:line>
        <draw:line draw:style-name="gr28" draw:text-style-name="P2" draw:layer="layout" svg:x1="1.7cm" svg:y1="19.5cm" svg:x2="26.7cm" svg:y2="19.5cm">
          <text:p/>
        </draw:line>
        <draw:custom-shape draw:style-name="gr29" draw:text-style-name="P2" draw:layer="layout" svg:width="1.3cm" svg:height="16.9cm" svg:x="26.3cm" svg:y="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1" draw:layer="layout" svg:width="3.233cm" svg:height="0.806cm" draw:transform="rotate (1.5707963267949) translate (27.6cm 12.682cm)">
          <draw:text-box>
            <text:p><text:span text:style-name="T1">one it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4T11:18:55.260196978</meta:creation-date>
    <dc:date>2021-03-02T17:26:42.459510534</dc:date>
    <meta:editing-duration>PT13H29M43S</meta:editing-duration>
    <meta:editing-cycles>13</meta:editing-cycles>
    <meta:generator>LibreOffice/6.1.5.2$Linux_X86_64 LibreOffice_project/10$Build-2</meta:generator>
    <meta:print-date>2021-03-01T16:26:24.131984852</meta:print-date>
    <meta:document-statistic meta:object-count="60"/>
  </office:meta>
</office:document-meta>
</file>